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ff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2300dc" draw:textarea-horizontal-align="center" draw:textarea-vertical-align="middl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3deb3d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22pt" style:font-size-asian="22pt" style:font-size-complex="22pt"/>
    </style:style>
    <style:style style:name="P3" style:family="paragraph">
      <style:text-properties fo:color="#000000" fo:font-size="22pt" style:font-size-asian="22pt" style:font-size-complex="22pt"/>
    </style:style>
    <style:style style:name="P4" style:family="paragraph">
      <style:text-properties fo:color="#000000" fo:font-size="18pt" fo:font-style="normal" style:font-size-asian="18pt" style:font-style-asian="normal" style:font-size-complex="18pt" style:font-style-complex="normal"/>
    </style:style>
    <style:style style:name="T1" style:family="text">
      <style:text-properties fo:color="#000000"/>
    </style:style>
    <style:style style:name="T2" style:family="text">
      <style:text-properties fo:color="#000000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layer="layout" svg:width="6.7cm" svg:height="5.7cm" svg:x="4cm" svg:y="19.8cm">
          <text:p/>
        </draw:rect>
        <draw:rect draw:style-name="gr1" draw:text-style-name="P1" draw:layer="layout" svg:width="10.5cm" svg:height="10.5cm" svg:x="10.1cm" svg:y="8.5cm">
          <text:p/>
        </draw:rect>
        <draw:rect draw:style-name="gr2" draw:text-style-name="P1" draw:layer="layout" svg:width="5.5cm" svg:height="9.5cm" svg:x="14.6cm" svg:y="9cm">
          <text:p/>
        </draw:rect>
        <draw:custom-shape draw:style-name="gr3" draw:text-style-name="P1" draw:layer="layout" svg:width="4.5cm" svg:height="1.5cm" svg:x="15.1cm" svg:y="10.9cm">
          <text:p text:style-name="P1">Versão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5cm" svg:height="1.5cm" svg:x="15.1cm" svg:y="13.5cm">
          <text:p text:style-name="P1">Versão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5cm" svg:height="1.5cm" svg:x="15.1cm" svg:y="16.2cm">
          <text:p text:style-name="P1">Versão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3cm" svg:y1="12.5cm" svg:x2="17.3cm" svg:y2="13.5cm">
          <text:p/>
        </draw:line>
        <draw:line draw:style-name="gr4" draw:text-style-name="P1" draw:layer="layout" svg:x1="17.3cm" svg:y1="15.2cm" svg:x2="17.3cm" svg:y2="16.2cm">
          <text:p/>
        </draw:line>
        <draw:custom-shape draw:style-name="gr5" draw:text-style-name="P1" draw:layer="layout" svg:width="4.5cm" svg:height="1.5cm" svg:x="5cm" svg:y="22.5cm">
          <text:p text:style-name="P1">arquiv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6.211cm" svg:y1="17.7cm" svg:x2="9.5cm" svg:y2="23cm">
          <text:p/>
        </draw:line>
        <draw:frame draw:style-name="gr6" draw:text-style-name="P2" draw:layer="layout" svg:width="5cm" svg:height="1.5cm" svg:x="15.1cm" svg:y="9.3cm">
          <draw:text-box>
            <text:p text:style-name="P2">Repositório</text:p>
          </draw:text-box>
        </draw:frame>
        <draw:frame draw:style-name="gr6" draw:text-style-name="P3" draw:layer="layout" svg:width="3.4cm" svg:height="1.987cm" svg:x="10.4cm" svg:y="9.3cm">
          <draw:text-box>
            <text:p text:style-name="P3"><text:span text:style-name="T1">Servidor </text:span></text:p>
            <text:p text:style-name="P3"><text:span text:style-name="T1">do SCV</text:span></text:p>
          </draw:text-box>
        </draw:frame>
        <draw:frame draw:style-name="gr6" draw:text-style-name="P4" draw:layer="layout" svg:width="3.6cm" svg:height="1.5cm" svg:x="12.4cm" svg:y="20.4cm">
          <draw:text-box>
            <text:p text:style-name="P4"><text:span text:style-name="T2">Checkout</text:span></text:p>
          </draw:text-box>
        </draw:frame>
        <draw:frame draw:style-name="gr6" draw:text-style-name="P3" draw:layer="layout" svg:width="5.5cm" svg:height="1.5cm" svg:x="4.6cm" svg:y="20.6cm">
          <draw:text-box>
            <text:p text:style-name="P3"><text:span text:style-name="T1">Computador 1</text:span></text:p>
          </draw:text-box>
        </draw:frame>
        <draw:rect draw:style-name="gr1" draw:text-style-name="P1" draw:layer="layout" svg:width="6.7cm" svg:height="5.7cm" svg:x="22cm" svg:y="19.8cm">
          <text:p/>
        </draw:rect>
        <draw:custom-shape draw:style-name="gr5" draw:text-style-name="P1" draw:layer="layout" svg:width="4.5cm" svg:height="1.5cm" svg:x="23cm" svg:y="22.5cm">
          <text:p text:style-name="P1">arquiv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5.5cm" svg:height="1.5cm" svg:x="22.6cm" svg:y="20.6cm">
          <draw:text-box>
            <text:p text:style-name="P3"><text:span text:style-name="T1">Computador 1</text:span></text:p>
          </draw:text-box>
        </draw:frame>
        <draw:line draw:style-name="gr4" draw:text-style-name="P1" draw:layer="layout" svg:x1="18.412cm" svg:y1="17.7cm" svg:x2="23cm" svg:y2="23.5cm">
          <text:p/>
        </draw:line>
        <draw:frame draw:style-name="gr6" draw:text-style-name="P4" draw:layer="layout" svg:width="3.6cm" svg:height="1.5cm" svg:x="17.3cm" svg:y="20.4cm">
          <draw:text-box>
            <text:p text:style-name="P4"><text:span text:style-name="T2">Check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ernando Castor</meta:initial-creator>
    <meta:creation-date>2012-04-19T21:32:16</meta:creation-date>
    <dc:date>2012-04-19T21:47:10</dc:date>
    <dc:creator>Fernando Castor</dc:creator>
    <meta:editing-duration>PT00H14M54S</meta:editing-duration>
    <meta:editing-cycles>2</meta:editing-cycles>
    <meta:generator>BrOffice.org/3.1$Unix OpenOffice.org_project/310m11$Build-9399</meta:generator>
    <meta:document-statistic meta:object-count="19"/>
  </office:meta>
</office:document-meta>
</file>